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Default" style:data-style-name="N0">
      <style:text-properties fo:color="#212121"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from zing charger</text:p>
          </table:table-cell>
          <table:table-cell table:number-columns-repeated="4" table:style-name="ce2"/>
          <table:table-cell office:value-type="string" table:style-name="ce3">
            <text:p>59.3-&gt;59.6</text:p>
          </table:table-cell>
          <table:table-cell table:number-columns-repeated="2" table:style-name="ce2"/>
          <table:table-cell office:value-type="string" table:style-name="ce2">
            <text:p>uper</text:p>
          </table:table-cell>
          <table:table-cell office:value-type="string" table:style-name="ce2">
            <text:p>lower</text:p>
          </table:table-cell>
          <table:table-cell office:value-type="string" table:style-name="ce2">
            <text:p>V_tl431</text:p>
          </table:table-cell>
          <table:table-cell office:value-type="string" table:style-name="ce2">
            <text:p>Vout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uper</text:p>
          </table:table-cell>
          <table:table-cell office:value-type="string" table:style-name="ce2">
            <text:p>R34</text:p>
          </table:table-cell>
          <table:table-cell office:value-type="string" table:style-name="ce2">
            <text:p>R30+R31</text:p>
          </table:table-cell>
          <table:table-cell office:value-type="string" table:style-name="ce2">
            <text:p>lower</text:p>
          </table:table-cell>
          <table:table-cell office:value-type="string" table:style-name="ce2">
            <text:p>V_tl431</text:p>
          </table:table-cell>
          <table:table-cell office:value-type="string" table:style-name="ce2">
            <text:p>Vout</text:p>
          </table:table-cell>
          <table:table-cell table:number-columns-repeated="4" table:style-name="ce2"/>
          <table:table-cell office:value-type="float" office:value="2.5" table:style-name="ce2">
            <text:p>2,5</text:p>
          </table:table-cell>
          <table:table-cell office:value-type="float" office:value="48" table:style-name="ce2">
            <text:p>48</text:p>
          </table:table-cell>
          <table:table-cell table:number-columns-repeated="16372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3" table:style-name="ce2">
            <text:p>3</text:p>
          </table:table-cell>
          <table:table-cell office:value-type="float" office:value="10.5" table:formula="of:=10+0.5" table:style-name="ce2">
            <text:p>10,5</text:p>
          </table:table-cell>
          <table:table-cell office:value-type="float" office:value="2.3333333333333335" table:formula="of:=[.B$3]*[.C3]/([.B$3]+[.C3])" table:style-name="ce2">
            <text:p>2,333333333</text:p>
          </table:table-cell>
          <table:table-cell office:value-type="float" office:value="2.4950000000000001" table:style-name="ce2">
            <text:p>2,495</text:p>
          </table:table-cell>
          <table:table-cell office:value-type="float" office:value="60.236428571428569" table:formula="of:=[.E$3]*([.A$3]+[.D3])/[.D3]" table:style-name="ce2">
            <text:p>60,23642857</text:p>
          </table:table-cell>
          <table:table-cell table:number-columns-repeated="2" table:style-name="ce2"/>
          <table:table-cell office:value-type="float" office:value="37" table:style-name="ce2">
            <text:p>3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48.75" table:formula="of:=[.K$2]/([.J3]/([.J3]+[.I$3]))" table:style-name="ce2">
            <text:p>48,75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0.6" table:formula="of:=[.C3]+0.1" table:style-name="ce2">
            <text:p>10,6</text:p>
          </table:table-cell>
          <table:table-cell office:value-type="float" office:value="2.3382352941176467" table:formula="of:=[.B$3]*[.C4]/([.B$3]+[.C4])" table:style-name="ce2">
            <text:p>2,338235294</text:p>
          </table:table-cell>
          <table:table-cell table:style-name="ce2"/>
          <table:table-cell office:value-type="float" office:value="60.115377358490576" table:formula="of:=[.E$3]*([.A$3]+[.D4])/[.D4]" table:style-name="ce2">
            <text:p>60,11537736</text:p>
          </table:table-cell>
          <table:table-cell table:number-columns-repeated="3" table:style-name="ce2"/>
          <table:table-cell office:value-type="float" office:value="2.2000000000000002" table:style-name="ce2">
            <text:p>2,2</text:p>
          </table:table-cell>
          <table:table-cell table:style-name="ce2"/>
          <table:table-cell office:value-type="float" office:value="44.545454545454547" table:formula="of:=[.K$2]/([.J4]/([.J4]+[.I$3]))" table:style-name="ce2">
            <text:p>44,54545455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0.7" table:formula="of:=[.C4]+0.1" table:style-name="ce2">
            <text:p>10,7</text:p>
          </table:table-cell>
          <table:table-cell office:value-type="float" office:value="2.3430656934306566" table:formula="of:=[.B$3]*[.C5]/([.B$3]+[.C5])" table:style-name="ce2">
            <text:p>2,343065693</text:p>
          </table:table-cell>
          <table:table-cell table:style-name="ce2"/>
          <table:table-cell office:value-type="float" office:value="59.99658878504674" table:formula="of:=[.E$3]*([.A$3]+[.D5])/[.D5]" table:style-name="ce2">
            <text:p>59,99658879</text:p>
          </table:table-cell>
          <table:table-cell table:number-columns-repeated="3" table:style-name="ce2"/>
          <table:table-cell office:value-type="float" office:value="2.4" table:style-name="ce2">
            <text:p>2,4</text:p>
          </table:table-cell>
          <table:table-cell table:style-name="ce2"/>
          <table:table-cell office:value-type="float" office:value="41.041666666666664" table:formula="of:=[.K$2]/([.J5]/([.J5]+[.I$3]))" table:style-name="ce2">
            <text:p>41,04166667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0.799999999999999" table:formula="of:=[.C5]+0.1" table:style-name="ce2">
            <text:p>10,8</text:p>
          </table:table-cell>
          <table:table-cell office:value-type="float" office:value="2.347826086956522" table:formula="of:=[.B$3]*[.C6]/([.B$3]+[.C6])" table:style-name="ce2">
            <text:p>2,347826087</text:p>
          </table:table-cell>
          <table:table-cell table:style-name="ce2"/>
          <table:table-cell office:value-type="float" office:value="59.88" table:formula="of:=[.E$3]*([.A$3]+[.D6])/[.D6]" table:style-name="ce2">
            <text:p>59,88</text:p>
          </table:table-cell>
          <table:table-cell table:number-columns-repeated="3" table:style-name="ce2"/>
          <table:table-cell office:value-type="float" office:value="10" table:style-name="ce2">
            <text:p>10</text:p>
          </table:table-cell>
          <table:table-cell table:style-name="ce2"/>
          <table:table-cell office:value-type="float" office:value="11.75" table:formula="of:=[.K$2]/([.J6]/([.J6]+[.I$3]))" table:style-name="ce2">
            <text:p>11,75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0.899999999999999" table:formula="of:=[.C6]+0.1" table:style-name="ce2">
            <text:p>10,9</text:p>
          </table:table-cell>
          <table:table-cell office:value-type="float" office:value="2.3525179856115108" table:formula="of:=[.B$3]*[.C7]/([.B$3]+[.C7])" table:style-name="ce2">
            <text:p>2,352517986</text:p>
          </table:table-cell>
          <table:table-cell table:style-name="ce2"/>
          <table:table-cell office:value-type="float" office:value="59.765550458715602" table:formula="of:=[.E$3]*([.A$3]+[.D7])/[.D7]" table:style-name="ce2">
            <text:p>59,76555046</text:p>
          </table:table-cell>
          <table:table-cell table:number-columns-repeated="3" table:style-name="ce2"/>
          <table:table-cell office:value-type="float" office:value="11" table:formula="of:=[.J6]+1" table:style-name="ce2">
            <text:p>11</text:p>
          </table:table-cell>
          <table:table-cell table:style-name="ce2"/>
          <table:table-cell office:value-type="float" office:value="10.90909090909091" table:formula="of:=[.K$2]/([.J7]/([.J7]+[.I$3]))" table:style-name="ce2">
            <text:p>10,90909091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0.999999999999998" table:formula="of:=[.C7]+0.1" table:style-name="ce2">
            <text:p>11</text:p>
          </table:table-cell>
          <table:table-cell office:value-type="float" office:value="2.3571428571428568" table:formula="of:=[.B$3]*[.C8]/([.B$3]+[.C8])" table:style-name="ce2">
            <text:p>2,357142857</text:p>
          </table:table-cell>
          <table:table-cell table:style-name="ce2"/>
          <table:table-cell office:value-type="float" office:value="59.653181818181828" table:formula="of:=[.E$3]*([.A$3]+[.D8])/[.D8]" table:style-name="ce2">
            <text:p>59,65318182</text:p>
          </table:table-cell>
          <table:table-cell table:number-columns-repeated="3" table:style-name="ce2"/>
          <table:table-cell office:value-type="float" office:value="12" table:formula="of:=[.J7]+1" table:style-name="ce2">
            <text:p>12</text:p>
          </table:table-cell>
          <table:table-cell table:style-name="ce2"/>
          <table:table-cell office:value-type="float" office:value="10.208333333333334" table:formula="of:=[.K$2]/([.J8]/([.J8]+[.I$3]))" table:style-name="ce2">
            <text:p>10,20833333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1.099999999999998" table:formula="of:=[.C8]+0.1" table:style-name="ce2">
            <text:p>11,1</text:p>
          </table:table-cell>
          <table:table-cell office:value-type="float" office:value="2.3617021276595747" table:formula="of:=[.B$3]*[.C9]/([.B$3]+[.C9])" table:style-name="ce2">
            <text:p>2,361702128</text:p>
          </table:table-cell>
          <table:table-cell table:style-name="ce2"/>
          <table:table-cell office:value-type="float" office:value="59.542837837837844" table:formula="of:=[.E$3]*([.A$3]+[.D9])/[.D9]" table:style-name="ce2">
            <text:p>59,54283784</text:p>
          </table:table-cell>
          <table:table-cell table:number-columns-repeated="3" table:style-name="ce2"/>
          <table:table-cell office:value-type="float" office:value="13" table:formula="of:=[.J8]+1" table:style-name="ce2">
            <text:p>13</text:p>
          </table:table-cell>
          <table:table-cell table:style-name="ce2"/>
          <table:table-cell office:value-type="float" office:value="9.615384615384615" table:formula="of:=[.K$2]/([.J9]/([.J9]+[.I$3]))" table:style-name="ce2">
            <text:p>9,615384615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1.199999999999998" table:formula="of:=[.C9]+0.1" table:style-name="ce2">
            <text:p>11,2</text:p>
          </table:table-cell>
          <table:table-cell office:value-type="float" office:value="2.3661971830985915" table:formula="of:=[.B$3]*[.C10]/([.B$3]+[.C10])" table:style-name="ce2">
            <text:p>2,366197183</text:p>
          </table:table-cell>
          <table:table-cell table:style-name="ce2"/>
          <table:table-cell office:value-type="float" office:value="59.434464285714292" table:formula="of:=[.E$3]*([.A$3]+[.D10])/[.D10]" table:style-name="ce2">
            <text:p>59,43446429</text:p>
          </table:table-cell>
          <table:table-cell table:number-columns-repeated="3" table:style-name="ce2"/>
          <table:table-cell office:value-type="float" office:value="14" table:formula="of:=[.J9]+1" table:style-name="ce2">
            <text:p>14</text:p>
          </table:table-cell>
          <table:table-cell table:style-name="ce2"/>
          <table:table-cell office:value-type="float" office:value="9.1071428571428559" table:formula="of:=[.K$2]/([.J10]/([.J10]+[.I$3]))" table:style-name="ce2">
            <text:p>9,107142857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1.299999999999997" table:formula="of:=[.C10]+0.1" table:style-name="ce2">
            <text:p>11,3</text:p>
          </table:table-cell>
          <table:table-cell office:value-type="float" office:value="2.3706293706293704" table:formula="of:=[.B$3]*[.C11]/([.B$3]+[.C11])" table:style-name="ce2">
            <text:p>2,370629371</text:p>
          </table:table-cell>
          <table:table-cell table:style-name="ce2"/>
          <table:table-cell office:value-type="float" office:value="59.328008849557541" table:formula="of:=[.E$3]*([.A$3]+[.D11])/[.D11]" table:style-name="ce2">
            <text:p>59,32800885</text:p>
          </table:table-cell>
          <table:table-cell table:number-columns-repeated="3" table:style-name="ce2"/>
          <table:table-cell office:value-type="float" office:value="15" table:formula="of:=[.J10]+1" table:style-name="ce2">
            <text:p>15</text:p>
          </table:table-cell>
          <table:table-cell table:style-name="ce2"/>
          <table:table-cell office:value-type="float" office:value="8.6666666666666679" table:formula="of:=[.K$2]/([.J11]/([.J11]+[.I$3]))" table:style-name="ce2">
            <text:p>8,666666667</text:p>
          </table:table-cell>
          <table:table-cell table:number-columns-repeated="16372"/>
        </table:table-row>
        <table:table-row table:style-name="ro1">
          <table:table-cell table:number-columns-repeated="2" table:style-name="ce2"/>
          <table:table-cell office:value-type="float" office:value="11.399999999999997" table:formula="of:=[.C11]+0.1" table:style-name="ce2">
            <text:p>11,4</text:p>
          </table:table-cell>
          <table:table-cell office:value-type="float" office:value="2.3749999999999996" table:formula="of:=[.B$3]*[.C12]/([.B$3]+[.C12])" table:style-name="ce2">
            <text:p>2,375</text:p>
          </table:table-cell>
          <table:table-cell table:style-name="ce2"/>
          <table:table-cell office:value-type="float" office:value="59.223421052631593" table:formula="of:=[.E$3]*([.A$3]+[.D12])/[.D12]" table:style-name="ce2">
            <text:p>59,2234210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11.499999999999996" table:formula="of:=[.C12]+0.1" table:style-name="ce2">
            <text:p>11,5</text:p>
          </table:table-cell>
          <table:table-cell office:value-type="float" office:value="2.3793103448275859" table:formula="of:=[.B$3]*[.C13]/([.B$3]+[.C13])" table:style-name="ce2">
            <text:p>2,379310345</text:p>
          </table:table-cell>
          <table:table-cell table:style-name="ce2"/>
          <table:table-cell office:value-type="float" office:value="59.120652173913058" table:formula="of:=[.E$3]*([.A$3]+[.D13])/[.D13]" table:style-name="ce2">
            <text:p>59,12065217</text:p>
          </table:table-cell>
          <table:table-cell table:number-columns-repeated="1018" table:style-name="ce2"/>
          <table:table-cell table:number-columns-repeated="15360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SER</dc:creator>
    <meta:creation-date>2017-03-08T10:20:12Z</meta:creation-date>
    <dc:date>2017-06-12T10:42:10Z</dc:date>
    <meta:editing-cycles>16</meta:editing-cycles>
    <meta:editing-duration>PT2398S</meta:editing-duration>
  </office:meta>
</office:document-meta>
</file>